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kTokenizer.incremen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kTokenizer.add( Attribut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kTokenizer.Sink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kTokenizer.add( Token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kTokeniz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kTokenizer.SinkTokenizer( Lis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kTokeniz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kTokenizer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kTokenizer.SinkTokenizer( int initC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k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